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c173" officeooo:paragraph-rsid="0001c173"/>
    </style:style>
    <style:style style:name="P2" style:family="paragraph" style:parent-style-name="Standard">
      <style:text-properties officeooo:rsid="0002f939" officeooo:paragraph-rsid="0002f939"/>
    </style:style>
    <style:style style:name="P3" style:family="paragraph" style:parent-style-name="Standard">
      <style:text-properties officeooo:rsid="0002f939" officeooo:paragraph-rsid="0002f939"/>
    </style:style>
    <style:style style:name="P4" style:family="paragraph" style:parent-style-name="Standard">
      <style:text-properties officeooo:rsid="00048336" officeooo:paragraph-rsid="000483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Journal For <text:s/>thesis project brain dump. Copy to notebook later. </text:p>
      <text:p text:style-name="P1"/>
      <text:p text:style-name="P1">Where is the upflow coming from? Look at the <text:s/>non natural upward directing waves. They are defying gravity. And the speed appears to be way out of wack. Additionally there seems to be a sort of inflow from the negative direction. </text:p>
      <text:p text:style-name="P1"/>
      <text:p text:style-name="P1">How did we modify this code yesterday that made these changes. Does DUMP make the code run faster? </text:p>
      <text:p text:style-name="P1"/>
      <text:p text:style-name="P1">Where are the solutions to this problem. Focus. Be Positive. </text:p>
      <text:p text:style-name="P1"/>
      <text:p text:style-name="P1">You are capable . </text:p>
      <text:p text:style-name="P1"/>
      <text:p text:style-name="P2">11/14/2018</text:p>
      <text:p text:style-name="P2"/>
      <text:p text:style-name="P2">Attempted to change outflow conditions. Keep your head up. IB. </text:p>
      <text:p text:style-name="P2"/>
      <text:p text:style-name="P4">Why does low refinement levels cause “core dump” exceptio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00:51.482775486</meta:creation-date>
    <dc:date>2018-11-14T20:42:31.281440344</dc:date>
    <meta:editing-duration>PT3M59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104" meta:character-count="610" meta:non-whitespace-character-count="505"/>
  </office:meta>
</office:document-meta>
</file>